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font-size="13pt" officeooo:rsid="000091c7" officeooo:paragraph-rsid="000091c7" style:font-size-asian="13pt" style:font-size-complex="13pt"/>
    </style:style>
    <style:style style:name="P2" style:family="paragraph" style:parent-style-name="Standard">
      <style:text-properties officeooo:rsid="000091c7" officeooo:paragraph-rsid="000091c7"/>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fo:font-weight="normal" officeooo:rsid="000091c7" officeooo:paragraph-rsid="000091c7" style:font-size-asian="22pt" style:font-weight-asian="normal" style:font-size-complex="22pt" style:font-weight-complex="normal"/>
    </style:style>
    <style:style style:name="P4" style:family="paragraph" style:parent-style-name="Standard">
      <style:text-properties fo:font-size="16pt" fo:font-weight="bold" officeooo:rsid="000091c7" officeooo:paragraph-rsid="000091c7" style:font-size-asian="16pt" style:font-weight-asian="bold" style:font-size-complex="16pt" style:font-weight-complex="bold"/>
    </style:style>
    <style:style style:name="P5" style:family="paragraph" style:parent-style-name="Standard" style:list-style-name="L1">
      <style:text-properties officeooo:rsid="000091c7" officeooo:paragraph-rsid="000091c7"/>
    </style:style>
    <style:style style:name="P6" style:family="paragraph" style:parent-style-name="Standard" style:list-style-name="L1">
      <style:text-properties officeooo:paragraph-rsid="000091c7"/>
    </style:style>
    <style:style style:name="P7" style:family="paragraph" style:parent-style-name="Standard" style:list-style-name="L2">
      <style:text-properties officeooo:rsid="000091c7" officeooo:paragraph-rsid="000091c7"/>
    </style:style>
    <style:style style:name="P8" style:family="paragraph" style:parent-style-name="Standard" style:list-style-name="L2">
      <style:text-properties officeooo:rsid="0000d417" officeooo:paragraph-rsid="0000d417"/>
    </style:style>
    <style:style style:name="P9" style:family="paragraph" style:parent-style-name="Standard" style:list-style-name="L2">
      <style:text-properties officeooo:paragraph-rsid="0000d417"/>
    </style:style>
    <style:style style:name="P10" style:family="paragraph" style:parent-style-name="Standard" style:list-style-name="L3">
      <style:text-properties officeooo:rsid="0000d417" officeooo:paragraph-rsid="0001a22f"/>
    </style:style>
    <style:style style:name="P11" style:family="paragraph" style:parent-style-name="Standard" style:list-style-name="L3">
      <style:text-properties fo:font-size="12pt" officeooo:rsid="000091c7" officeooo:paragraph-rsid="000091c7" style:font-size-asian="12pt" style:font-size-complex="12pt"/>
    </style:style>
    <style:style style:name="P12" style:family="paragraph" style:parent-style-name="Standard" style:list-style-name="L3">
      <style:text-properties fo:font-size="12pt" officeooo:paragraph-rsid="0001a22f" style:font-size-asian="12pt" style:font-size-complex="12pt"/>
    </style:style>
    <style:style style:name="P13" style:family="paragraph" style:parent-style-name="Standard" style:list-style-name="L3">
      <style:text-properties fo:font-size="12pt" fo:font-style="normal" officeooo:rsid="0002137b" officeooo:paragraph-rsid="0001a22f" style:font-size-asian="12pt" style:font-style-asian="normal" style:font-size-complex="12pt" style:font-style-complex="normal"/>
    </style:style>
    <style:style style:name="P14" style:family="paragraph" style:parent-style-name="Standard" style:list-style-name="L3">
      <style:text-properties fo:font-size="12pt" fo:font-style="normal" officeooo:rsid="0002137b" officeooo:paragraph-rsid="0002137b" style:font-size-asian="12pt" style:font-style-asian="normal" style:font-size-complex="12pt" style:font-style-complex="normal"/>
    </style:style>
    <style:style style:name="P15" style:family="paragraph" style:parent-style-name="Standard">
      <style:text-properties fo:font-size="12pt" officeooo:rsid="000091c7" officeooo:paragraph-rsid="000091c7" style:font-size-asian="12pt" style:font-size-complex="12pt"/>
    </style:style>
    <style:style style:name="P16" style:family="paragraph" style:parent-style-name="Standard">
      <style:text-properties officeooo:rsid="000444c6" officeooo:paragraph-rsid="000444c6"/>
    </style:style>
    <style:style style:name="P17" style:family="paragraph" style:parent-style-name="Standard" style:list-style-name="L4">
      <style:text-properties officeooo:rsid="0002137b" officeooo:paragraph-rsid="0002137b"/>
    </style:style>
    <style:style style:name="P18" style:family="paragraph" style:parent-style-name="Standard" style:list-style-name="L4">
      <style:text-properties officeooo:rsid="000091c7" officeooo:paragraph-rsid="000091c7"/>
    </style:style>
    <style:style style:name="P19" style:family="paragraph" style:parent-style-name="Standard" style:list-style-name="L4">
      <style:text-properties officeooo:rsid="000444c6" officeooo:paragraph-rsid="000444c6"/>
    </style:style>
    <style:style style:name="T1" style:family="text">
      <style:text-properties fo:font-style="italic" style:font-style-asian="italic" style:font-style-complex="italic"/>
    </style:style>
    <style:style style:name="T2" style:family="text">
      <style:text-properties officeooo:rsid="0002137b"/>
    </style:style>
    <style:style style:name="T3" style:family="text">
      <style:text-properties fo:font-style="italic" officeooo:rsid="0002137b" style:font-style-asian="italic" style:font-style-complex="italic"/>
    </style:style>
    <style:style style:name="T4" style:family="text">
      <style:text-properties officeooo:rsid="000444c6"/>
    </style:style>
    <style:style style:name="T5" style:family="text">
      <style:text-properties fo:font-style="italic" officeooo:rsid="000091c7" style:font-style-asian="italic" style:font-style-complex="italic"/>
    </style:style>
    <style:style style:name="T6" style:family="text">
      <style:text-properties officeooo:rsid="000091c7"/>
    </style:style>
    <style:style style:name="T7" style:family="text">
      <style:text-properties officeooo:rsid="0000d417"/>
    </style:style>
    <style:style style:name="T8" style:family="text">
      <style:text-properties fo:font-style="italic" officeooo:rsid="0000d417"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47274"/>
    </style:style>
    <style:style style:name="T11" style:family="text">
      <style:text-properties style:font-name="Liberation Serif"/>
    </style:style>
    <style:style style:name="T12" style:family="text">
      <style:text-properties officeooo:rsid="0001a22f"/>
    </style:style>
    <style:style style:name="T13" style:family="text">
      <style:text-properties fo:font-style="italic" officeooo:rsid="0001a22f" style:font-style-asian="italic" style:font-style-complex="italic"/>
    </style:style>
    <style:style style:name="T14" style:family="text">
      <style:text-properties fo:font-style="normal" officeooo:rsid="0002137b" style:font-style-asian="normal" style:font-style-complex="normal"/>
    </style:style>
    <style:style style:name="T15" style:family="text">
      <style:text-properties fo:font-weight="normal" style:font-weight-asian="normal" style:font-weight-complex="normal"/>
    </style:style>
    <style:style style:name="T16" style:family="text">
      <style:text-properties fo:font-style="italic" officeooo:rsid="000444c6"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rián Tinaquero Vizoso</text:p>
      <text:p text:style-name="P1">Noel Pan Brea</text:p>
      <text:p text:style-name="P2"/>
      <text:p text:style-name="P2"/>
      <text:p text:style-name="P2"/>
      <text:p text:style-name="P3">FPLN: PRÁCTICA 2</text:p>
      <text:p text:style-name="P2"/>
      <text:p text:style-name="P2"/>
      <text:p text:style-name="P2"/>
      <text:p text:style-name="P4">ESTRUCTURA DEL CÓDIGO</text:p>
      <text:p text:style-name="P2"/>
      <text:p text:style-name="P2"/>
      <text:p text:style-name="P2">Hemos dividido la práctica en 4 módulos (<text:span text:style-name="T1">dataset.py</text:span>, <text:span text:style-name="T1">cbow.py</text:span>, <text:span text:style-name="T1">skipgram.py</text:span>, <text:span text:style-name="T1">evaluate.py</text:span>) y un archivo <text:span text:style-name="T1">main.py</text:span>. A continuación explicamos qué hace cada función de cada archivo <text:span text:style-name="T1">.py</text:span></text:p>
      <text:p text:style-name="P2"/>
      <text:p text:style-name="P2"><text:span text:style-name="T1">dataset.py</text:span> <text:span text:style-name="T2">(a partir del archivo </text:span><text:span text:style-name="T3">.txt</text:span><text:span text:style-name="T2">, </text:span><text:span text:style-name="T4">lo tokeniza y divide las palabras en conjunto de train y test)</text:span></text:p>
      <text:list text:style-name="L1">
        <text:list-header>
          <text:p text:style-name="P5"/>
        </text:list-header>
        <text:list-item>
          <text:p text:style-name="P6"><text:span text:style-name="T5">tokenize_text()</text:span><text:span text:style-name="T6">: hemos utilizado el paquete </text:span><text:span text:style-name="T5">TextVectorization</text:span><text:span text:style-name="T6">, ya que el tokenizer proporcionado por el profesor usaba un paquete </text:span>(<text:span text:style-name="T1">keras.preprocessing.text</text:span>) <text:span text:style-name="T6">incompatible con nuestra versión de Keras. La función recibe un archivo </text:span><text:span text:style-name="T5">.txt</text:span><text:span text:style-name="T6"> y devuelve la lista de palabras del texto y algunas variables auxiliares más (lista de palabras del vocabulario, tamaño de este y el índice de cada palabra)</text:span></text:p>
          <text:p text:style-name="P5"/>
        </text:list-item>
        <text:list-item>
          <text:p text:style-name="P5"><text:span text:style-name="T1">load_dataset()</text:span>: coge un archivo <text:span text:style-name="T1">.txt</text:span>, lo tokeniza y divide la secuencia de palabras en entrenamiento y test. En nuestro caso hemos hecho una partición de 70% train y 30% test.</text:p>
          <text:p text:style-name="P5"/>
        </text:list-item>
      </text:list>
      <text:p text:style-name="P2"/>
      <text:p text:style-name="P2"/>
      <text:p text:style-name="P2"><text:span text:style-name="T1">cbow.py</text:span> <text:span text:style-name="T2">(crea y entrena el modelo CBOW)</text:span></text:p>
      <text:p text:style-name="P2"/>
      <text:list text:style-name="L2">
        <text:list-item>
          <text:p text:style-name="P7"><text:span text:style-name="T1">create_cbow_windows()</text:span>: <text:span text:style-name="T7">divide la secuencia de palabras del texto en ventanas de tamaño </text:span><text:span text:style-name="T8">n</text:span><text:span text:style-name="T7">, en la que el centro de la ventana es la label.</text:span></text:p>
          <text:p text:style-name="P8"/>
        </text:list-item>
        <text:list-item>
          <text:p text:style-name="P8"><text:span text:style-name="T1">create_cbow_model()</text:span>: crea la arquitectura del modelo CBOW con sus capas Embedding, Pooling… Guardamos los pesos de la capa de Embedding sin entrenar para la posterior visualización con tSNE y compilamos el modelo.</text:p>
          <text:p text:style-name="P8"/>
        </text:list-item>
        <text:list-item>
          <text:p text:style-name="P9"><text:span text:style-name="T8">train_cbow_model()</text:span><text:span text:style-name="T7">: ejecuta las dos funciones anteriores, realiza el fit del modelo y guarda los pesos de la capa de Embedding después de entrenar para la posterior visualización con tSNE. Si bien hemos evaluado con accuracy el entrenamiento, esta métrica no es representativa para el modelo CBOW, puesto que</text:span> el objetivo es generar <text:span text:style-name="T9">embeddings </text:span>y no simplemente acertar una <text:span text:style-name="T7">palabra (etiqueta) de las 7500 del vocabulario. </text:span><text:span text:style-name="T10">El</text:span> <text:span text:style-name="Source_20_Text"><text:span text:style-name="T11">accuracy</text:span></text:span> penaliza como “error” cualquier sinónimo o palabra contextualmente válida que no sea la exacta del texto original (por ejemplo, predecir “<text:span text:style-name="T7">llegará”</text:span> en lugar de “<text:span text:style-name="T7">aproxima”</text:span>). </text:p>
          <text:p text:style-name="P7"/>
        </text:list-item>
      </text:list>
      <text:p text:style-name="P2"/>
      <text:p text:style-name="P2"><text:span text:style-name="T1">skipgram.py</text:span> <text:span text:style-name="T2">(crea y entrena el modelo Skipgram)</text:span></text:p>
      <text:p text:style-name="P2"/>
      <text:list text:style-name="L3">
        <text:list-item>
          <text:p text:style-name="P10"><text:span text:style-name="T1">create_skipgram_windows()</text:span>: <text:span text:style-name="T12">para cada palabra (</text:span><text:span text:style-name="T13">target</text:span><text:span text:style-name="T12">) del texto coge una ventana de tamaño </text:span><text:span text:style-name="T13">n</text:span><text:span text:style-name="T12"> y en dos listas (</text:span><text:span text:style-name="T13">target_words</text:span><text:span text:style-name="T12">) y (</text:span><text:span text:style-name="T13">context_words</text:span><text:span text:style-name="T12">) va añadiendo paralelamente la palabra </text:span><text:span text:style-name="T13">target</text:span><text:span text:style-name="T12"> en </text:span><text:span text:style-name="T13">target_words</text:span><text:span text:style-name="T12"> y todas las palabras de su ventana en la lista </text:span><text:span text:style-name="T13">context_words</text:span><text:span text:style-name="T12">. </text:span><text:soft-page-break/><text:span text:style-name="T12">También paralelamente añade un 1 en la lista de </text:span><text:span text:style-name="T13">labels</text:span><text:span text:style-name="T12">, ya que todas las palabras son del texto, por tanto forman parte del contexto, y añade un peso de 75 en la lista </text:span><text:span text:style-name="T13">weights</text:span><text:span text:style-name="T12">. Para muestrear negativamente, por cada palabra de la ventana de contexto añade cuatro palabras que no pertenecen al contexto de ese </text:span><text:span text:style-name="T13">target</text:span><text:span text:style-name="T12"> (</text:span><text:span text:style-name="T13">label</text:span><text:span text:style-name="T12">=0), lo hace eligiendo una palabra aleatoria del texto. El peso de estas muestras negativas es 25 y también se añade a su correspondiente lista </text:span><text:span text:style-name="T13">weights</text:span><text:span text:style-name="T12">.</text:span></text:p>
          <text:p text:style-name="P11"/>
        </text:list-item>
        <text:list-item>
          <text:p text:style-name="P12"><text:span text:style-name="T13">drop_words()</text:span><text:span text:style-name="T12">: realiza un submuestreo de palabras frecuentes basada en la fórmula de probabilidad </text:span>P(w) = 1 − √( t / f(w) ), donde f(w) es frecuencia relativa de la palabra en el corpus y t es un umbral <text:span text:style-name="T12">que hemos establecido en 0.001. De modo que recorremos todas las palabras del texto contabilizando su frecuencia y descartando aquellas que cumplen dichas condiciones. </text:span><text:span text:style-name="T2">Cabe recalcar que lo hemos hecho “a la vieja usanza”, creando nuestro propio diccionario de frecuencias, sin hacer uso de la función </text:span><text:span text:style-name="T3">Counter</text:span><text:span text:style-name="T14">.</text:span></text:p>
          <text:p text:style-name="P13"/>
        </text:list-item>
        <text:list-item>
          <text:p text:style-name="P14"><text:span text:style-name="T1">create_skipgram_model()</text:span>: crea la arquitectura de Skipgram con todas sus capas, guarda los pesos del Embedding antes de entrenar, al igual que habíamos hecho con CBOW, y compila el modelo.</text:p>
          <text:p text:style-name="P14"/>
        </text:list-item>
        <text:list-item>
          <text:p text:style-name="P14"><text:span text:style-name="T1">train_skipgram_model()</text:span>: ejecuta las tres funciones anteriores, entrena el modelo y guarda sus pesos del Embe<text:span text:style-name="T15">dding después del entrenamiento. Nuevamente recalcamos que el uso de accuracy no es representativo, ya que si bien se trata de una clasificación binaria para determinar si un par de palabras son contexto entre sí, lo que realmente buscamos no es solo el acierto en esta clasificación, sino que dicho entrenamiento fuerce la creación de </text:span><text:span text:style-name="T15">embeddings de calidad</text:span><text:span text:style-name="T15"> que capturen la semántica del texto, algo que la métrica de exactitud no alcanza a medir por sí sola.</text:span></text:p>
        </text:list-item>
      </text:list>
      <text:p text:style-name="P15"/>
      <text:p text:style-name="P2"><text:span text:style-name="T1">evaluate.py</text:span> <text:span text:style-name="T4">(visualización de embeddings y cálculo de similitud de coseno.</text:span></text:p>
      <text:p text:style-name="P16"/>
      <text:list text:style-name="L4">
        <text:list-item>
          <text:p text:style-name="P17"><text:span text:style-name="T1">target_words()</text:span>: <text:span text:style-name="T4">devuelve la lista de </text:span><text:span text:style-name="T16">target_words</text:span><text:span text:style-name="T4"> del archivo .</text:span><text:span text:style-name="T16">txt</text:span><text:span text:style-name="T4">, ya que ahí está en el formato de una palabra por línea.</text:span></text:p>
          <text:p text:style-name="P18"/>
        </text:list-item>
        <text:list-item>
          <text:p text:style-name="P19"><text:span text:style-name="T1">nearest_words()</text:span>: recorre la lista de <text:span text:style-name="T1">target_words</text:span>, calcula la similaridad del coseno con todas las palabras del libro y elige las 10 con mayor similitud, todo ello con ayuda del <text:span text:style-name="T1">word_index</text:span>.</text:p>
          <text:p text:style-name="P18"/>
        </text:list-item>
        <text:list-item>
          <text:p text:style-name="P19"><text:span text:style-name="T1">visualize_tsne_embeddings()</text:span>: visualiza los embeddings t-SNE de las palabras elegidas.</text:p>
          <text:p text:style-name="P19"/>
        </text:list-item>
        <text:list-item>
          <text:p text:style-name="P19"><text:span text:style-name="T1">visualize_all_tsne_embeddings()</text:span>: visualiza los embeddings t-SNE de las palabras elegidas con etiquetado opcional.</text:p>
        </text:list-item>
      </text:list>
      <text:p text:style-name="P2"/>
      <text:p text:style-name="P2"/>
      <text:p text:style-name="P2"><text:span text:style-name="T1">main.py</text:span>: <text:span text:style-name="T4">Con ayuda de todos los anteriores módulos, carga el </text:span><text:span text:style-name="T16">.txt</text:span><text:span text:style-name="T4">, crea y entrena los modelos CBOW y Skipgram y para cada modelo visualiza por pantalla los pesos del embedding (antes y después del entrenamiento), además de las 10 palabras más cercanas según la similitud del coseno.</text:span></text:p>
      <text:p text:style-name="P2"/>
      <text:p text:style-name="P2"/>
      <text:p text:style-name="P2"/>
      <text:p text:style-name="P2"/>
      <text:p text:style-name="P2"/>
      <text:p text:style-name="P2"/>
      <text:p text:style-name="P2"/>
      <text:p text:style-name="P2"/>
      <text:p text:style-name="P4"><text:soft-page-break/>ANÁLISIS DE RESULTAD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9T08:56:00</meta:creation-date>
    <dc:date>2026-04-10T14:29:41.136987800</dc:date>
    <meta:editing-duration>PT22M3S</meta:editing-duration>
    <meta:editing-cycles>4</meta:editing-cycles>
    <meta:generator>LibreOffice/25.8.5.2$Windows_X86_64 LibreOffice_project/9c8b85f387cc00a89945a79c9e6239f32e450ac2</meta:generator>
    <meta:initial-creator>David Vilares Calvo</meta:initial-creator>
    <meta:document-statistic meta:table-count="0" meta:image-count="0" meta:object-count="0" meta:page-count="3" meta:paragraph-count="36" meta:word-count="788" meta:character-count="4871" meta:non-whitespace-character-count="4131"/>
  </office:meta>
</office:document-meta>
</file>